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List_20_Paragraph" style:list-style-name="WWNum2"/>
    <style:style style:name="P2" style:family="paragraph" style:parent-style-name="Standard">
      <style:text-properties fo:color="#1c1b0c" loext:opacity="100%"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 style:family="text">
      <style:text-properties fo:color="#686826" loext:opacity="100%" style:text-line-through-style="none" style:text-line-through-type="none" style:font-name="Times New Roman" fo:font-size="22.5pt" fo:language="en" fo:country="US" fo:font-style="normal" style:text-underline-style="solid" style:text-underline-width="auto" style:text-underline-color="font-color" fo:font-weight="normal" style:font-name-asian="Times New Roman1" style:font-size-asian="22.5pt" style:font-style-asian="normal" style:font-weight-asian="normal" style:font-name-complex="Times New Roman1" style:font-size-complex="22.5pt" style:font-style-complex="normal" style:font-weight-complex="normal"/>
    </style:style>
    <style:style style:name="T2" style:family="text">
      <style:text-properties fo:color="#686826" loext:opacity="100%" style:text-line-through-style="none" style:text-line-through-type="none" style:font-name="Times New Roman" fo:font-size="12pt" fo:language="en" fo:country="US" fo:font-style="normal" style:text-underline-style="solid" style:text-underline-width="auto" style:text-underline-color="font-color"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3" style:family="text">
      <style:text-properties fo:color="#000000" loext:opacity="100%" style:font-name="Times New Roman" fo:font-size="16.5pt" fo:language="en" fo:country="US" fo:font-style="normal" fo:font-weight="normal" style:font-name-asian="Times New Roman1" style:font-size-asian="16.5pt" style:font-style-asian="normal" style:font-weight-asian="normal" style:font-name-complex="Times New Roman1" style:font-size-complex="16.5pt" style:font-style-complex="normal" style:font-weight-complex="normal"/>
    </style:style>
    <style:style style:name="T4" style:family="text">
      <style:text-properties fo:color="#000000" loext:opacity="100%"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5" style:family="text">
      <style:text-properties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6" style:family="text">
      <style:text-properties style:text-line-through-style="none" style:text-line-through-type="none" style:font-name="Times New Roman" fo:font-size="15pt" fo:language="en" fo:country="US" fo:font-style="normal" fo:font-weight="normal" style:font-name-asian="Times New Roman1" style:font-size-asian="15pt" style:font-style-asian="normal" style:font-weight-asian="normal" style:font-name-complex="Times New Roman1" style:font-size-complex="15pt" style:font-style-complex="normal" style:font-weight-complex="normal"/>
    </style:style>
    <style:style style:name="T7" style:family="text">
      <style:text-properties fo:color="#1c1b0c" loext:opacity="100%"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8" style:family="text">
      <style:text-properties fo:color="#301e02" loext:opacity="100%"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About Me</text:span></text:h>
      <text:h text:style-name="Heading_20_5" text:outline-level="5"><text:span text:style-name="T3">Name : </text:span><text:span text:style-name="T4">Omar Yossef</text:span></text:h>
      <text:h text:style-name="Heading_20_5" text:outline-level="5"><text:span text:style-name="T3">Language:</text:span></text:h>
      <text:list xml:id="list2692127756" text:style-name="WWNum2">
        <text:list-item>
          <text:p text:style-name="P1"><text:span text:style-name="T5">Arabic</text:span></text:p>
        </text:list-item>
        <text:list-item>
          <text:p text:style-name="P1"><text:span text:style-name="T5">Spanisch</text:span></text:p>
        </text:list-item>
        <text:list-item>
          <text:p text:style-name="P1"><text:span text:style-name="T5">Deutsch</text:span></text:p>
        </text:list-item>
      </text:list>
      <text:h text:style-name="Heading_20_5" text:outline-level="5"><text:span text:style-name="T3">Web-Language:</text:span></text:h>
      <text:list xml:id="list221313861256862" text:continue-numbering="true" text:style-name="WWNum2">
        <text:list-item>
          <text:p text:style-name="P1"><text:span text:style-name="T5">HTML</text:span></text:p>
        </text:list-item>
        <text:list-item>
          <text:p text:style-name="P1"><text:span text:style-name="T5">CSS</text:span></text:p>
        </text:list-item>
      </text:list>
      <text:h text:style-name="Heading_20_5" text:outline-level="5"><text:span text:style-name="T3">Email : </text:span><text:a xlink:type="simple" xlink:href="mailto:yussefomar8@icloud.com" text:style-name="Internet_20_link" text:visited-style-name="Visited_20_Internet_20_Link"><text:span text:style-name="Internet_20_link"><text:span text:style-name="T6">Yussefomar8@Icloud.Com</text:span></text:span></text:a></text:h>
      <text:p text:style-name="Standard"><text:span text:style-name="T3">Notiz:</text:span><text:span text:style-name="T7"> "Seit Ich Angefangen Habe, Programmieren Zu Lernen, War Ich Motiviert, Mehr Über Programmiersprachen Zu Lernen. Mein Interesse An Diesem Bereich Mehr War, Als Ich Codes Schrieb Und Damit Experimentierte, Und Mit Der Zeit Wurde Das Interesse Immer Größer"</text:span></text:p>
      <text:p text:style-name="Standard"><text:span text:style-name="T4"><text:s/></text:span></text:p>
      <text:h text:style-name="Heading_20_2" text:outline-level="2"><text:span text:style-name="T2">Fragen Antworten</text:span></text:h>
      <text:h text:style-name="Heading_20_4" text:outline-level="4"><text:span text:style-name="T8">Wie Bereitest Du Dich Organisatorisch Auf Ein Tutorium Vor?</text:span></text:h>
      <text:list xml:id="list221315284488297" text:continue-numbering="true" text:style-name="WWNum2">
        <text:list-item>
          <text:p text:style-name="P1"><text:span text:style-name="T5">Um Mich Auf Das Tutorium Vorzubereiten, Versuche Ich Die Themen Kennen Und Verstehen.Wie Im Kurs Versuche Ich, Bevor Die Klassen Anfangen, Das Programm (Visual Studio Code)Und Den Browser Vorzubereiten. Ich Konzentriere Mich Auf Das Thema Und Probiere Die Codes Direkt Aus. Ich Schreibe Notizen Dazu, Um Sie Nicht Zu Vergessen, Und Nach Dem Kurs Arbeite Ich An Den Codes Und Versuchen Sie Es Noch Einmal.</text:span></text:p>
        </text:list-item>
      </text:list>
      <text:h text:style-name="Heading_20_4" text:outline-level="4"><text:span text:style-name="T8">Ein*E Teilnehmer*In Fragt Dich Zu Einem Bestimmten Thema, Aber Du Weißt Die Antwort Nicht Auf Anhieb Selbst. Wie Gehst Du Vor?</text:span></text:h>
      <text:list xml:id="list221313407787053" text:continue-numbering="true" text:style-name="WWNum2">
        <text:list-item>
          <text:p text:style-name="P1"><text:span text:style-name="T5">Als Menschen Können Wir Nicht Über Alles Wissen, Daher Versuchen Wir, Durch Forschung Neue Informationen Bereitzustellen Und Erhalten, Und Das Ist Ganz Normal. Als Antwort Konnte . "Am Anfang Könnte Ich Die Kollegen Anschauen Lassen , Wann Sie Ein Problem Haben Und Wie Man Lösungen Dafür Finden Kann. Ich Zeige Wie Ich Ein Problem Oder Aufgabe Eine Lösung Finden Kann, Und Teile Mit Ihnen Die Suche Nach Lösungen Und Lerne Aus Ihre Erfahrung."</text:span></text:p>
        </text:list-item>
      </text:list>
      <text:h text:style-name="Heading_20_4" text:outline-level="4"><text:span text:style-name="T8">Du Fragst Die Teilnehmer*Innen Welche Themen Sie Wiederholen Oder Vertiefen Möchten. Es Kommen Zu Viele Themen Für Die Verfügbare Zeit Zusammen. Wie Gehst Du Damit Um? Auswahlprozess</text:span></text:h>
      <text:list xml:id="list221314134907500" text:continue-numbering="true" text:style-name="WWNum2">
        <text:list-item>
          <text:p text:style-name="P1"><text:span text:style-name="T5">Nachdem Wir Die Themen In Einer Liste Gesammelt Haben, Können Wir Über Die Wichtigsten Themen Abstimmen Und Bearbeiten. Danach Versuche Ich In Die Letzten </text:span><text:soft-page-break/><text:span text:style-name="T5">Minuten Die Reste Themen Schnell Erklären Damit Für Die Nächste Unterricht Einfacher Werden.</text:span></text:p>
        </text:list-item>
      </text:list>
      <text:p text:style-name="Standard"><text:span text:style-name="T3">Notiz:</text:span><text:span text:style-name="T7"> Natürlich Bekomme Ich Von Euch Die Beste Empfehlung Und Die Wichtigsten Tipps , Die Mir Hilfen Kann Und Wie Ich Antworten Kann.</text:span><text:line-break/><text:span text:style-name="T7">* Ich Denke ,Werde Ich Zu Viel Lernen Und Ein Bisschen Erfahrung Samelen, Und Wie Ich Mit Einer Gruppe Arbeiten Kan. Das Ist Sehr Wichtig Für Zukunft*</text:span></text:p>
      <text:p text:style-name="P2"/>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1665in" fo:margin-bottom="0in" style:contextual-spacing="false" fo:keep-together="always" fo:keep-with-next="always"/>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List_20_Paragraph" style:display-name="List Paragraph" style:family="paragraph" style:parent-style-name="Standard">
      <style:paragraph-properties fo:margin-left="0.5in" fo:margin-right="0in" fo:margin-top="0in" fo:margin-bottom="0.111in" style:contextual-spacing="true" fo:text-indent="0in" style:auto-text-indent="false"/>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2e74b5"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style:style>
    <style:style style:name="Heading_20_5_20_Char" style:display-name="Heading 5 Char" style:family="text" style:parent-style-name="Default_20_Paragraph_20_Font" loext:linked-style-name="Heading_20_5">
      <style:text-properties fo:color="#2e74b5" loext:opacity="100%" style:font-name="Calibri Light" fo:font-family="'Calibri Light'" style:font-family-generic="roman" style:font-pitch="variable" style:font-name-asian="F" style:font-family-generic-asian="system" style:font-pitch-asian="variable" style:font-name-complex="F" style:font-family-generic-complex="system" style:font-pitch-complex="variable"/>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2_20_Char" style:display-name="Heading 2 Char" style:family="text" style:parent-style-name="Default_20_Paragraph_20_Font" loext:linked-style-name="Heading_20_2">
      <style:text-properties fo:color="#2e74b5" loext:opacity="100%" style:font-name="Calibri Light" fo:font-family="'Calibri Light'" style:font-family-generic="roman" style:font-pitch="variable" fo:font-size="13pt" style:font-name-asian="F" style:font-family-generic-asian="system" style:font-pitch-asian="variable" style:font-size-asian="13pt" style:font-name-complex="F" style:font-family-generic-complex="system" style:font-pitch-complex="variable" style:font-size-complex="13pt"/>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tyle="italic" style:font-name-asian="F" style:font-family-generic-asian="system" style:font-pitch-asian="variable" style:font-style-asian="italic" style:font-name-complex="F" style:font-family-generic-complex="system" style:font-pitch-complex="variable" style:font-style-complex="italic"/>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21T19:19:17.908040200</meta:creation-date>
    <dc:date>2023-05-21T19:30:02.161996900</dc:date>
    <meta:initial-creator>Omar Yossef</meta:initial-creator>
    <dc:creator>Omar Yossef</dc:creator>
    <meta:generator>LibreOffice/7.3.7.2$Linux_X86_64 LibreOffice_project/30$Build-2</meta:generator>
    <meta:document-statistic meta:table-count="0" meta:image-count="0" meta:object-count="0" meta:page-count="2" meta:paragraph-count="20" meta:word-count="347" meta:character-count="2139" meta:non-whitespace-character-count="1818"/>
    <meta:user-defined meta:name="AppVersion">16.0000</meta:user-defined>
    <meta:template xlink:type="simple" xlink:actuate="onRequest" xlink:title="Normal.dotm" xlink:href=""/>
  </office:meta>
</office:document-meta>
</file>